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ff99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5cm" svg:height="2.3cm" svg:x="22.1cm" svg:y="21.9cm">
          <text:p text:style-name="P1">creat link syslink mkdir mknod</text:p>
          <text:p text:style-name="P1">unlink rmdir</text:p>
          <text:p text:style-name="P1">re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7.9cm" svg:x="16.4cm" svg:y="14cm">
          <text:p text:style-name="P1">df du</text:p>
          <text:p text:style-name="P1">mount umount</text:p>
          <text:p text:style-name="P1">pwd ls dirs cd tree</text:p>
          <text:p text:style-name="P1">find whereis which locate gre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7.9cm" svg:x="30.1cm" svg:y="14cm">
          <text:p text:style-name="P1">touch mkdir ln mknod symlinks</text:p>
          <text:p text:style-name="P1">rm rmdir unlink mv cp</text:p>
          <text:p text:style-name="P1">stat umask chgrp chmod chown</text:p>
          <text:p text:style-name="P1">cat tee od dd diff diffstat </text:p>
          <text:p text:style-name="P1">sed sort tr uniq wc join cut </text:p>
          <text:p text:style-name="P1">tar gzip gunzip zip unzip bunzip2 bzip2 cpio</text:p>
          <draw:enhanced-geometry svg:viewBox="0 0 21600 21600" draw:type="rectangle" draw:enhanced-path="M 0 0 L 21600 0 21600 21600 0 21600 0 0 Z N"/>
        </draw:custom-shape>
        <draw:frame draw:style-name="gr3" draw:layer="layout" svg:width="3.4cm" svg:height="0.996cm" svg:x="7.3cm" svg:y="17.904cm">
          <draw:text-box>
            <text:p>用户程序</text:p>
          </draw:text-box>
        </draw:frame>
        <draw:custom-shape draw:style-name="gr4" draw:text-style-name="P1" draw:layer="layout" svg:width="28.2cm" svg:height="2.3cm" svg:x="16.4cm" svg:y="24.2cm">
          <text:p text:style-name="P1">挂载点、超级块、目录项、索引节点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2.3cm" svg:x="16.4cm" svg:y="26.5cm">
          <text:p text:style-name="P1">ext4</text:p>
          <draw:enhanced-geometry svg:viewBox="0 0 21600 21600" draw:type="rectangle" draw:enhanced-path="M 0 0 L 21600 0 21600 21600 0 21600 0 0 Z N"/>
        </draw:custom-shape>
        <draw:frame draw:style-name="gr3" draw:layer="layout" svg:width="3.4cm" svg:height="0.996cm" svg:x="7.194cm" svg:y="21.979cm">
          <draw:text-box>
            <text:p>系统调用</text:p>
          </draw:text-box>
        </draw:frame>
        <draw:frame draw:style-name="gr3" draw:layer="layout" svg:width="4.9cm" svg:height="0.996cm" svg:x="7.2cm" svg:y="24.9cm">
          <draw:text-box>
            <text:p>虚拟文件系统</text:p>
          </draw:text-box>
        </draw:frame>
        <draw:frame draw:style-name="gr3" draw:layer="layout" svg:width="4.9cm" svg:height="0.996cm" svg:x="7.2cm" svg:y="27.204cm">
          <draw:text-box>
            <text:p>实际文件系统</text:p>
          </draw:text-box>
        </draw:frame>
        <draw:custom-shape draw:style-name="gr5" draw:text-style-name="P1" draw:layer="layout" svg:width="7.8cm" svg:height="2.3cm" svg:x="22.8cm" svg:y="26.5cm">
          <text:p text:style-name="P1">sysf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2.3cm" svg:x="30.6cm" svg:y="26.5cm">
          <text:p text:style-name="P1">btrf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3cm" svg:x="32.6cm" svg:y="21.9cm">
          <text:p text:style-name="P1">read write</text:p>
          <text:p text:style-name="P1">open clo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.3cm" svg:x="37.1cm" svg:y="21.9cm">
          <text:p text:style-name="P1">chdir chroot</text:p>
          <text:p text:style-name="P1">chown chmod</text:p>
          <text:p text:style-name="P1">st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3cm" svg:x="16.4cm" svg:y="21.9cm">
          <text:p text:style-name="P1">mount umou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cm" svg:height="2.3cm" svg:x="37.7cm" svg:y="26.5cm">
          <text:p text:style-name="P1">...</text:p>
          <draw:enhanced-geometry svg:viewBox="0 0 21600 21600" draw:type="rectangle" draw:enhanced-path="M 0 0 L 21600 0 21600 21600 0 21600 0 0 Z N"/>
        </draw:custom-shape>
        <draw:frame draw:style-name="gr3" draw:layer="layout" svg:width="5.806cm" svg:height="0.996cm" svg:x="21.694cm" svg:y="10.971cm">
          <draw:text-box>
            <text:p>文件系统相关命令</text:p>
          </draw:text-box>
        </draw:frame>
        <draw:frame draw:style-name="gr3" draw:layer="layout" svg:width="4.9cm" svg:height="0.996cm" svg:x="35.4cm" svg:y="10.904cm">
          <draw:text-box>
            <text:p>文件相关命令</text:p>
          </draw:text-box>
        </draw:frame>
        <draw:custom-shape draw:style-name="gr6" draw:text-style-name="P1" draw:layer="layout" svg:width="40cm" svg:height="20.3cm" svg:x="6cm" svg:y="9.5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09T21:14:56.977184340</dc:date>
    <meta:editing-duration>PT10H15M51S</meta:editing-duration>
    <meta:editing-cycles>224</meta:editing-cycles>
    <meta:generator>LibreOffice/4.2.6.3$Linux_x86 LibreOffice_project/420m0$Build-3</meta:generator>
    <meta:document-statistic meta:object-count="18"/>
  </office:meta>
</office:document-meta>
</file>